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20pt" fo:font-weight="bold" officeooo:rsid="00163faf" officeooo:paragraph-rsid="0004296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4pt" officeooo:rsid="0003a774" officeooo:paragraph-rsid="0004296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4pt" officeooo:rsid="0019b409" officeooo:paragraph-rsid="00042963" style:font-size-asian="14pt" style:font-size-complex="14pt"/>
    </style:style>
    <style:style style:name="P4" style:family="paragraph" style:parent-style-name="Standard">
      <style:text-properties style:font-name="DejaVu Serif" fo:font-size="14pt" officeooo:paragraph-rsid="00042963" style:font-size-asian="14pt" style:font-size-complex="14pt"/>
    </style:style>
    <style:style style:name="P5" style:family="paragraph" style:parent-style-name="Standard">
      <style:text-properties style:font-name="DejaVu Serif" fo:font-size="12pt" officeooo:rsid="0003a774" officeooo:paragraph-rsid="000418e5" style:font-size-asian="12pt" style:font-size-complex="12pt"/>
    </style:style>
    <style:style style:name="T1" style:family="text">
      <style:text-properties officeooo:rsid="00042963"/>
    </style:style>
    <style:style style:name="T2" style:family="text">
      <style:text-properties officeooo:rsid="001a2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ndler Griscom</text:p>
      <text:p text:style-name="P2">LeTourneau University</text:p>
      <text:p text:style-name="P2">COSC4973</text:p>
      <text:p text:style-name="P3">11 Nov 2017</text:p>
      <text:p text:style-name="P4"/>
      <text:p text:style-name="P1">CircuitLib <text:span text:style-name="T1">GUI</text:span> <text:span text:style-name="T2">Design Report</text:span></text:p>
      <text:p text:style-name="P5"/>
      <text:p text:style-name="P5">Intro</text:p>
      <text:p text:style-name="P5">https://anthony-tuininga.github.io/cx_Freeze/</text:p>
      <text:p text:style-name="P5">Description and Functionality</text:p>
      <text:p text:style-name="P5"/>
      <text:p text:style-name="P5">How can it be expanded</text:p>
      <text:p text:style-name="P5"/>
      <text:p text:style-name="P5">Conclusions</text:p>
      <text:p text:style-name="P5"/>
      <text:p text:style-name="P5">References if any</text:p>
      <text:p text:style-name="P5"/>
      <text:p text:style-name="P5">Pictures</text:p>
      <text:p text:style-name="P5"/>
      <text:p text:style-name="P5">Length with Pictures: 5 to 10 pages</text:p>
      <text:p text:style-name="P5">Main audience is your users and you</text:p>
      <text:p text:style-name="P5">Good, not pperf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02:18.190361460</meta:creation-date>
    <dc:date>2017-11-21T12:34:21.184096059</dc:date>
    <meta:editing-duration>PT54M22S</meta:editing-duration>
    <meta:editing-cycles>6</meta:editing-cycles>
    <meta:generator>LibreOffice/4.3.3.2$Linux_ARM_EABI LibreOffice_project/430m0$Build-2</meta:generator>
    <meta:document-statistic meta:table-count="0" meta:image-count="0" meta:object-count="0" meta:page-count="1" meta:paragraph-count="15" meta:word-count="44" meta:character-count="309" meta:non-whitespace-character-count="280"/>
  </office:meta>
</office:document-meta>
</file>